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style:font-size-asian="12.25pt" style:font-size-complex="14pt"/>
    </style:style>
    <style:style style:name="P4" style:family="paragraph" style:parent-style-name="Standard" style:list-style-name="L1">
      <style:paragraph-properties fo:text-align="start" style:justify-single-word="false"/>
      <style:text-properties fo:font-size="14pt" style:font-size-asian="12.25pt" style:font-size-complex="14pt"/>
    </style:style>
    <style:style style:name="P5" style:family="paragraph" style:parent-style-name="Standard" style:list-style-name="L2">
      <style:paragraph-properties fo:text-align="start" style:justify-single-word="false"/>
      <style:text-properties fo:font-size="14pt"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cion Tecnica</text:p>
      <text:p text:style-name="P1"/>
      <text:p text:style-name="P2">Para la gestion de nuestro proyecto se eligio como metodologia agil Scrum.</text:p>
      <text:p text:style-name="P2"/>
      <text:p text:style-name="P2">Se desarrollo el siguiente product backlog.</text:p>
      <text:p text:style-name="P2">(Mostrar Diapositiva)</text:p>
      <text:p text:style-name="P2"/>
      <text:p text:style-name="P2">En este como se puede ver se definen las funcionalidades basicas que debera realizar el sistema. Luego cada una de estos itmes fue extendido en diversos casos de uso y se <text:s/>procedio a desarrollar cada sprint.</text:p>
      <text:p text:style-name="P2">(Mostrar Diapositiva)</text:p>
      <text:p text:style-name="P2">El proceso consta de 5 sprints que llevaron entre 3 y 4 semanas cada uno pudiendo asi lograr los siguientes objetivos:</text:p>
      <text:p text:style-name="P2"/>
      <text:p text:style-name="P2">Sprint 0:</text:p>
      <text:p text:style-name="P2"/>
      <text:list xml:id="list30473653" text:style-name="L1">
        <text:list-item>
          <text:p text:style-name="P4">Difinicion de la arquitectura en capas (Dominio, Servicio, Repositorio e Interfaz de Usuario)</text:p>
          <text:p text:style-name="P4">(Mostrar Diapositiva)</text:p>
        </text:list-item>
      </text:list>
      <text:list xml:id="list30458020" text:style-name="L2">
        <text:list-item>
          <text:p text:style-name="P5">Utilizacion de Inyeccion De Dependencias en la interfaz de usuario.</text:p>
        </text:list-item>
        <text:list-item>
          <text:p text:style-name="P5">Definir las tecnologias a utilizar:</text:p>
          <text:list>
            <text:list-header>
              <text:p text:style-name="P5">- Microsoft Visual Studio 2008</text:p>
              <text:p text:style-name="P5">- Microsoft Sql Server 2008</text:p>
              <text:p text:style-name="P5">- Sistema de Subversion (Ankhsvn)</text:p>
              <text:p text:style-name="P5">- Microsoft Office 2010</text:p>
              <text:p text:style-name="P5">- LibreOffice</text:p>
              <text:p text:style-name="P5">- ArgoUML</text:p>
            </text:list-header>
          </text:list>
        </text:list-item>
      </text:list>
      <text:p text:style-name="P2">Sprint 1:</text:p>
      <text:p text:style-name="P2"/>
      <text:p text:style-name="P2">Es este sprint se establece la realizacion de los formularios de Alta, Modificacion, Baja y Listados de Empleados, Jugadores y Arbitros. Asi como la logica para las demas capas.</text:p>
      <text:p text:style-name="P2"><text:s/></text:p>
      <text:p text:style-name="P2">En este sprint se decide utilizar una clase persona que no se instancia por lo cual es abstracta y de esta se extienden las clases concretas Jugador, Arbitro y <text:span text:style-name="T1">Empleado</text:span>.</text:p>
      <text:p text:style-name="P2"/>
      <text:p text:style-name="P2">(Mostrar Diapositiva)</text:p>
      <text:p text:style-name="P2"/>
      <text:p text:style-name="P2">La clase Persona es un Agregate Root y Las Clases Domicilio y Contacto son Value Objects de esta.</text:p>
      <text:p text:style-name="P2"/>
      <text:p text:style-name="P2">Es durante el desarrollo de este sprint que se sugiere la utilizacion de una conmutacion de motores de bases de datos en tiempo de ejecucion como ser MySql y SqlServer asique se define utilizar el patron de diseño Abstract Factory en la capa <text:soft-page-break/>Repositorio.</text:p>
      <text:p text:style-name="P2">(Mostrar Diapositiva)</text:p>
      <text:p text:style-name="P2"/>
      <text:p text:style-name="P2">Sprint 2:</text:p>
      <text:p text:style-name="P2"/>
      <text:p text:style-name="P2">En este sprint definimos los formularios necesarios para realizar el alta, modificacion y listas de Clubes, Sedes, Canchas, la Afiliacion de cada jugador con los clubes y las estadisticas correspondientes a cada uno de estos.</text:p>
      <text:p text:style-name="P2"/>
      <text:p text:style-name="P2">Fue al comienzo de este sprint que definimos que si al proyecto en el futuro lo ibamos a convertir en algo visualmente mas llamativo o mejor estetizado seria una buena idea utilizar el patron de Inyeccion de dependencia.</text:p>
      <text:p text:style-name="P2">De esta forma podriamos desacoplar de una mejor manera los formularios de la logica de los servicios. De esa manera simplificaria mucho la tarea de remplazar cualquiera de los formularios por uno nuevo que se acoplara a la estandarizacion que predeterminamos para cada uno.</text:p>
      <text:p text:style-name="P2"/>
      <text:p text:style-name="P2">(Mostrar diapositiva de codigo de implementacion de inyeccion de dependencia).</text:p>
      <text:p text:style-name="P2"/>
      <text:p text:style-name="P2">Sprint 3:</text:p>
      <text:p text:style-name="P2"/>
      <text:p text:style-name="P2">En este sprint definimos los formularios para la creacion de torneos, las inscripciones de los jugadores a este y los partidos de cada torneo asi como tambien los puntos que se otorgaran por ronda.</text:p>
      <text:p text:style-name="P2"/>
      <text:p text:style-name="P2">Sprint 4:</text:p>
      <text:p text:style-name="P2"/>
      <text:p text:style-name="P2">En este sprint se creo un formulario contenedor y los distintos reportes para el sistema.</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1T09:35:17.29</meta:creation-date>
    <dc:date>2012-06-13T14:32:48.17</dc:date>
    <meta:editing-duration>PT1H36M2S</meta:editing-duration>
    <meta:editing-cycles>5</meta:editing-cycles>
    <meta:generator>LibreOffice/3.5$Windows_x86 LibreOffice_project/dc9775d-05ecbee-0851ad3-1586698-727bf66</meta:generator>
    <meta:document-statistic meta:table-count="0" meta:image-count="0" meta:object-count="0" meta:page-count="2" meta:paragraph-count="35" meta:word-count="455" meta:character-count="2732" meta:non-whitespace-character-count="2319"/>
  </office:meta>
</office:document-meta>
</file>